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Thumbnails/thumbnail.png" manifest:media-type="image/png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1" style:family="table-cell" style:parent-style-name="Percent" style:data-style-name="N1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3" style:family="table-cell" style:parent-style-name="Default" style:data-style-name="N62">
      <style:table-cell-properties fo:border-top="thin solid #000000" fo:border-bottom="none" fo:border-left="thin solid #000000" fo:border-right="none"/>
    </style:style>
    <style:style style:name="ce14" style:family="table-cell" style:parent-style-name="Default" style:data-style-name="N62">
      <style:table-cell-properties fo:border-top="none" fo:border-bottom="none" fo:border-left="thin solid #000000" fo:border-right="none"/>
    </style:style>
    <style:style style:name="ce15" style:family="table-cell" style:parent-style-name="Default" style:data-style-name="N62">
      <style:table-cell-properties fo:border-top="thin solid #000000" fo:border-bottom="thin solid #000000" fo:border-left="thin solid #000000" fo:border-right="none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7" style:family="table-cell" style:parent-style-name="Percent" style:data-style-name="N13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9" style:family="table-cell" style:parent-style-name="Default" style:data-style-name="N62">
      <style:table-cell-properties fo:border-top="thin solid #000000" fo:border-bottom="none" fo:border-left="thin solid #000000" fo:border-right="none"/>
    </style:style>
    <style:style style:name="ce30" style:family="table-cell" style:parent-style-name="Percent" style:data-style-name="N13">
      <style:table-cell-properties fo:border-top="thin solid #000000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4" style:family="table-cell" style:parent-style-name="Default" style:data-style-name="N62">
      <style:table-cell-properties fo:border="thin solid #000000"/>
    </style:style>
    <style:style style:name="ce35" style:family="table-cell" style:parent-style-name="Percent" style:data-style-name="N63">
      <style:table-cell-properties fo:border-top="none" fo:border-bottom="none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7" style:family="table-cell" style:parent-style-name="Default" style:data-style-name="N62">
      <style:table-cell-properties fo:border-top="thin solid #000000" fo:border-bottom="none" fo:border-left="thin solid #000000" fo:border-right="thin solid #000000"/>
    </style:style>
    <style:style style:name="ce38" style:family="table-cell" style:parent-style-name="Default" style:data-style-name="N62">
      <style:table-cell-properties fo:border-top="none" fo:border-bottom="none" fo:border-left="thin solid #000000" fo:border-right="thin solid #000000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1" style:family="table-cell" style:parent-style-name="Default" style:data-style-name="N62">
      <style:table-cell-properties fo:border-top="thin solid #000000" fo:border-bottom="thin solid #000000" fo:border-left="thin solid #000000" fo:border-right="thin solid #000000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4" style:family="table-cell" style:parent-style-name="Comma" style:data-style-name="N35"/>
    <style:style style:name="ce45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7" style:family="table-cell" style:parent-style-name="Comma" style:data-style-name="N68">
      <style:table-cell-properties fo:border-top="none" fo:border-bottom="none" fo:border-left="thin solid #000000" fo:border-right="thin solid #000000" fo:background-color="transparent"/>
    </style:style>
    <style:style style:name="ce48" style:family="table-cell" style:parent-style-name="Comma" style:data-style-name="N68"/>
    <style:style style:name="ce49" style:family="table-cell" style:parent-style-name="Percent" style:data-style-name="N13"/>
    <style:style style:name="ce50" style:family="table-cell" style:parent-style-name="Comma" style:data-style-name="N68">
      <style:table-cell-properties fo:border-top="thin solid #000000" fo:border-bottom="none" fo:border-left="thin solid #000000" fo:border-right="none"/>
    </style:style>
    <style:style style:name="ce51" style:family="table-cell" style:parent-style-name="Comma" style:data-style-name="N68">
      <style:table-cell-properties fo:border-top="thin solid #000000" fo:border-bottom="none" fo:border-left="none" fo:border-right="none"/>
    </style:style>
    <style:style style:name="ce52" style:family="table-cell" style:parent-style-name="Comma" style:data-style-name="N68">
      <style:table-cell-properties fo:border-top="thin solid #000000" fo:border-bottom="none" fo:border-left="none" fo:border-right="thin solid #000000"/>
    </style:style>
    <style:style style:name="ce53" style:family="table-cell" style:parent-style-name="Comma" style:data-style-name="N68">
      <style:table-cell-properties fo:border-top="none" fo:border-bottom="none" fo:border-left="thin solid #000000" fo:border-right="none"/>
    </style:style>
    <style:style style:name="ce54" style:family="table-cell" style:parent-style-name="Comma" style:data-style-name="N68">
      <style:table-cell-properties fo:border-top="none" fo:border-bottom="none" fo:border-left="none" fo:border-right="thin solid #000000"/>
    </style:style>
    <style:style style:name="ce55" style:family="table-cell" style:parent-style-name="Comma" style:data-style-name="N68">
      <style:table-cell-properties fo:border-top="thin solid #000000" fo:border-bottom="thin solid #000000" fo:border-left="thin solid #000000" fo:border-right="none"/>
    </style:style>
    <style:style style:name="ce56" style:family="table-cell" style:parent-style-name="Comma" style:data-style-name="N68">
      <style:table-cell-properties fo:border-top="thin solid #000000" fo:border-bottom="thin solid #000000" fo:border-left="none" fo:border-right="none"/>
    </style:style>
    <style:style style:name="ce57" style:family="table-cell" style:parent-style-name="Comma" style:data-style-name="N68">
      <style:table-cell-properties fo:border-top="thin solid #000000" fo:border-bottom="thin solid #000000" fo:border-left="none" fo:border-right="thin solid #000000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60" style:family="table-cell" style:parent-style-name="Comma" style:data-style-name="N68">
      <style:table-cell-properties fo:border-top="thin solid #000000" fo:border-bottom="none" fo:border-left="thin solid #000000" fo:border-right="thin solid #000000" fo:background-color="transparent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63" style:family="table-cell" style:parent-style-name="Comma" style:data-style-name="N68">
      <style:table-cell-properties fo:border-top="none" fo:border-bottom="thin solid #000000" fo:border-left="thin solid #000000" fo:border-right="thin solid #000000" fo:background-color="transparent"/>
    </style:style>
    <style:style style:name="ce64" style:family="table-cell" style:parent-style-name="Default" style:data-style-name="N0">
      <style:table-cell-properties fo:border="thin solid #000000"/>
    </style:style>
    <style:style style:name="ce65" style:family="table-cell" style:parent-style-name="Comma" style:data-style-name="N68">
      <style:table-cell-properties fo:border="thin solid #000000"/>
    </style:style>
    <style:style style:name="co1" style:family="table-column">
      <style:table-column-properties fo:break-before="auto" style:column-width="5.2122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97958333333333cm" style:use-optimal-column-width="true"/>
    </style:style>
    <style:style style:name="co4" style:family="table-column">
      <style:table-column-properties fo:break-before="auto" style:column-width="1.85208333333333cm" style:use-optimal-column-width="true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6.0325cm" style:use-optimal-column-width="true"/>
    </style:style>
    <style:style style:name="co7" style:family="table-column">
      <style:table-column-properties fo:break-before="auto" style:column-width="1.666875cm" style:use-optimal-column-width="true"/>
    </style:style>
    <style:style style:name="co8" style:family="table-column">
      <style:table-column-properties fo:break-before="auto" style:column-width="5.87375cm" style:use-optimal-column-width="true"/>
    </style:style>
    <style:style style:name="co9" style:family="table-column">
      <style:table-column-properties fo:break-before="auto" style:column-width="2.778125cm" style:use-optimal-column-width="true"/>
    </style:style>
    <style:style style:name="co10" style:family="table-column">
      <style:table-column-properties fo:break-before="auto" style:column-width="2.59291666666667cm" style:use-optimal-column-width="true"/>
    </style:style>
    <style:style style:name="co11" style:family="table-column">
      <style:table-column-properties fo:break-before="auto" style:column-width="1.95791666666667cm" style:use-optimal-column-width="true"/>
    </style:style>
    <style:style style:name="co12" style:family="table-column">
      <style:table-column-properties fo:break-before="auto" style:column-width="4.57729166666667cm" style:use-optimal-column-width="true"/>
    </style:style>
    <style:style style:name="co13" style:family="table-column">
      <style:table-column-properties fo:break-before="auto" style:column-width="2.03729166666667cm" style:use-optimal-column-width="true"/>
    </style:style>
    <style:style style:name="co14" style:family="table-column">
      <style:table-column-properties fo:break-before="auto" style:column-width="3.069166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44"/>
        <table:table-column table:style-name="co2" table:number-columns-repeated="16381" table:default-cell-style-name="ce1"/>
        <table:table-row table:style-name="ro1">
          <table:table-cell office:value-type="string" table:style-name="ce1">
            <text:p>Title: Five largest international humanitarian donors to Pakistan, 2015</text:p>
          </table:table-cell>
          <table:table-cell table:style-name="ce1"/>
          <table:table-cell table:style-name="ce44"/>
          <table:table-cell table:number-columns-repeated="16381"/>
        </table:table-row>
        <table:table-row table:style-name="ro1">
          <table:table-cell office:value-type="string" table:style-name="ce1">
            <text:p>Source: Development Initiatives based on UN OCHA FTS data. Data downloaded 27 October 2015.</text:p>
          </table:table-cell>
          <table:table-cell table:style-name="ce1"/>
          <table:table-cell table:style-name="ce4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44"/>
          <table:table-cell table:style-name="ce1">
            <draw:frame xmlns:presentation="urn:oasis:names:tc:opendocument:xmlns:presentation:1.0" draw:z-index="1" draw:id="id0" draw:style-name="a0" draw:name="Chart 2" svg:x="0.5625in" svg:y="0.11458in" svg:width="6.0625in" svg:height="3.1562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5">
            <text:p>Donor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Total</text:p>
          </table:table-cell>
          <table:table-cell table:number-columns-repeated="16381"/>
        </table:table-row>
        <table:table-row table:style-name="ro1">
          <table:table-cell office:value-type="string" table:style-name="ce58">
            <text:p>US</text:p>
          </table:table-cell>
          <table:table-cell office:value-type="float" office:value="78159702" table:style-name="ce59">
            <text:p>78159702</text:p>
          </table:table-cell>
          <table:table-cell office:value-type="float" office:value="78.159701999999996" table:formula="msoxl:=B6/1000000" table:style-name="ce60">
            <text:p><text:s/>78.2<text:s/></text:p>
          </table:table-cell>
          <table:table-cell table:number-columns-repeated="16381"/>
        </table:table-row>
        <table:table-row table:style-name="ro1">
          <table:table-cell office:value-type="string" table:style-name="ce45">
            <text:p>ECHO</text:p>
          </table:table-cell>
          <table:table-cell office:value-type="float" office:value="29786641" table:style-name="ce46">
            <text:p>29786641</text:p>
          </table:table-cell>
          <table:table-cell office:value-type="float" office:value="29.786640999999999" table:formula="msoxl:=B7/1000000" table:style-name="ce47">
            <text:p><text:s/>29.8<text:s/></text:p>
          </table:table-cell>
          <table:table-cell table:number-columns-repeated="16381"/>
        </table:table-row>
        <table:table-row table:style-name="ro1">
          <table:table-cell office:value-type="string" table:style-name="ce45">
            <text:p>Japan</text:p>
          </table:table-cell>
          <table:table-cell office:value-type="float" office:value="18873196" table:style-name="ce46">
            <text:p>18873196</text:p>
          </table:table-cell>
          <table:table-cell office:value-type="float" office:value="18.873196" table:formula="msoxl:=B8/1000000" table:style-name="ce47">
            <text:p><text:s/>18.9<text:s/></text:p>
          </table:table-cell>
          <table:table-cell table:number-columns-repeated="16381"/>
        </table:table-row>
        <table:table-row table:style-name="ro1">
          <table:table-cell office:value-type="string" table:style-name="ce45">
            <text:p>UK</text:p>
          </table:table-cell>
          <table:table-cell office:value-type="float" office:value="14192373" table:style-name="ce46">
            <text:p>14192373</text:p>
          </table:table-cell>
          <table:table-cell office:value-type="float" office:value="14.192373" table:formula="msoxl:=B9/1000000" table:style-name="ce47">
            <text:p><text:s/>14.2<text:s/></text:p>
          </table:table-cell>
          <table:table-cell table:number-columns-repeated="16381"/>
        </table:table-row>
        <table:table-row table:style-name="ro1">
          <table:table-cell office:value-type="string" table:style-name="ce61">
            <text:p>Germany</text:p>
          </table:table-cell>
          <table:table-cell office:value-type="float" office:value="12709603" table:style-name="ce62">
            <text:p>12709603</text:p>
          </table:table-cell>
          <table:table-cell office:value-type="float" office:value="12.709603" table:formula="msoxl:=B10/1000000" table:style-name="ce63">
            <text:p><text:s/>12.7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number-rows-repeated="8" table:style-name="ro1">
          <table:table-cell table:number-columns-repeated="16384"/>
        </table:table-row>
        <table:table-row table:number-rows-repeated="19" table:style-name="ro1">
          <table:table-cell table:number-columns-repeated="2"/>
          <table:table-cell table:number-columns-repeated="16382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Fig_2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Title: Humanitarian funding to Pakistan by IASC sector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27 October 2015.</text:p>
          </table:table-cell>
          <table:table-cell table:number-columns-repeated="16383" table:style-name="ce1"/>
        </table:table-row>
        <table:table-row table:style-name="ro1">
          <table:table-cell table:number-columns-repeated="5" table:style-name="ce1"/>
          <table:table-cell table:style-name="ce1">
            <draw:frame xmlns:presentation="urn:oasis:names:tc:opendocument:xmlns:presentation:1.0" draw:z-index="1" draw:id="id1" draw:style-name="a1" draw:name="Chart 2" svg:x="0.40625in" svg:y="0.16667in" svg:width="4.14583in" svg:height="4.0833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IASC Standard Sector</text:p>
          </table:table-cell>
          <table:table-cell office:value-type="string" table:style-name="ce5">
            <text:p>Total</text:p>
          </table:table-cell>
          <table:table-cell office:value-type="string" table:style-name="ce12">
            <text:p>US$m</text:p>
          </table:table-cell>
          <table:table-cell office:value-type="string" table:style-name="ce12">
            <text:p>% of total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od</text:p>
          </table:table-cell>
          <table:table-cell office:value-type="float" office:value="129866615" table:style-name="ce8">
            <text:p>129866615</text:p>
          </table:table-cell>
          <table:table-cell office:value-type="float" office:value="129866615" table:style-name="ce13">
            <text:p>129.9</text:p>
          </table:table-cell>
          <table:table-cell office:value-type="percentage" office:value="0.46150282070967913" table:formula="msoxl:=B6/$B$13" table:style-name="ce11">
            <text:p>46%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tor not yet specified</text:p>
          </table:table-cell>
          <table:table-cell office:value-type="float" office:value="69519255" table:style-name="ce9">
            <text:p>69519255</text:p>
          </table:table-cell>
          <table:table-cell office:value-type="float" office:value="69519255" table:style-name="ce14">
            <text:p>69.5</text:p>
          </table:table-cell>
          <table:table-cell office:value-type="percentage" office:value="0.24704834476616999" table:formula="msoxl:=B7/$B$13" table:style-name="ce11">
            <text:p>25%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ealth</text:p>
          </table:table-cell>
          <table:table-cell office:value-type="float" office:value="23865429" table:style-name="ce9">
            <text:p>23865429</text:p>
          </table:table-cell>
          <table:table-cell office:value-type="float" office:value="23865429" table:style-name="ce14">
            <text:p>23.9</text:p>
          </table:table-cell>
          <table:table-cell office:value-type="percentage" office:value="8.4809808902361686E-2" table:formula="msoxl:=B8/$B$13" table:style-name="ce11">
            <text:p>8%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helter and NFIs</text:p>
          </table:table-cell>
          <table:table-cell office:value-type="float" office:value="22358603" table:style-name="ce9">
            <text:p>22358603</text:p>
          </table:table-cell>
          <table:table-cell office:value-type="float" office:value="22358603" table:style-name="ce14">
            <text:p>22.4</text:p>
          </table:table-cell>
          <table:table-cell office:value-type="percentage" office:value="7.9455049718727896E-2" table:formula="msoxl:=B9/$B$13" table:style-name="ce11">
            <text:p>8%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ater and Sanitation</text:p>
          </table:table-cell>
          <table:table-cell office:value-type="float" office:value="9836211" table:style-name="ce9">
            <text:p>9836211</text:p>
          </table:table-cell>
          <table:table-cell office:value-type="float" office:value="9836211" table:style-name="ce14">
            <text:p>9.8</text:p>
          </table:table-cell>
          <table:table-cell office:value-type="percentage" office:value="3.4954627265795554E-2" table:formula="msoxl:=B10/$B$13" table:style-name="ce11">
            <text:p>3%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ordination<text:s/></text:p>
          </table:table-cell>
          <table:table-cell office:value-type="float" office:value="9753345" table:style-name="ce9">
            <text:p>9753345</text:p>
          </table:table-cell>
          <table:table-cell office:value-type="float" office:value="9753345" table:style-name="ce14">
            <text:p>9.8</text:p>
          </table:table-cell>
          <table:table-cell office:value-type="percentage" office:value="3.4660149021783972E-2" table:formula="msoxl:=B11/$B$13" table:style-name="ce11">
            <text:p>3%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ther</text:p>
          </table:table-cell>
          <table:table-cell office:value-type="float" office:value="16199938" table:style-name="ce9">
            <text:p>16199938</text:p>
          </table:table-cell>
          <table:table-cell office:value-type="float" office:value="16199938" table:style-name="ce14">
            <text:p>16.2</text:p>
          </table:table-cell>
          <table:table-cell office:value-type="percentage" office:value="5.7569199615481764E-2" table:formula="msoxl:=C12/C13" table:style-name="ce11">
            <text:p>6%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rand Total</text:p>
          </table:table-cell>
          <table:table-cell office:value-type="float" office:value="281399396" table:style-name="ce10">
            <text:p>281399396</text:p>
          </table:table-cell>
          <table:table-cell office:value-type="float" office:value="281399396" table:style-name="ce15">
            <text:p>281.4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h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7">
            <text:p>Protection/Human rights/Rule of law</text:p>
          </table:table-cell>
          <table:table-cell office:value-type="float" office:value="6567838" table:style-name="ce28">
            <text:p>6567838</text:p>
          </table:table-cell>
          <table:table-cell office:value-type="float" office:value="6567838" table:style-name="ce29">
            <text:p>6.6</text:p>
          </table:table-cell>
          <table:table-cell office:value-type="percentage" office:value="2.333991505795556E-2" table:formula="msoxl:=B16/$B$13" table:style-name="ce30">
            <text:p>2%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Economic recovery and infrastructure</text:p>
          </table:table-cell>
          <table:table-cell office:value-type="float" office:value="4876085" table:style-name="ce9">
            <text:p>4876085</text:p>
          </table:table-cell>
          <table:table-cell office:value-type="float" office:value="4876085" table:style-name="ce14">
            <text:p>4.9</text:p>
          </table:table-cell>
          <table:table-cell office:value-type="percentage" office:value="1.7327986731002082E-2" table:formula="msoxl:=B17/$B$13" table:style-name="ce11">
            <text:p>2%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Education</text:p>
          </table:table-cell>
          <table:table-cell office:value-type="float" office:value="4154950" table:style-name="ce9">
            <text:p>4154950</text:p>
          </table:table-cell>
          <table:table-cell office:value-type="float" office:value="4154950" table:style-name="ce14">
            <text:p>4.2</text:p>
          </table:table-cell>
          <table:table-cell office:value-type="percentage" office:value="1.4765312431587451E-2" table:formula="msoxl:=B18/$B$13" table:style-name="ce11">
            <text:p>1%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Agriculture</text:p>
          </table:table-cell>
          <table:table-cell office:value-type="float" office:value="601065" table:style-name="ce9">
            <text:p>601065</text:p>
          </table:table-cell>
          <table:table-cell office:value-type="float" office:value="601065" table:style-name="ce14">
            <text:p>0.6</text:p>
          </table:table-cell>
          <table:table-cell office:value-type="percentage" office:value="2.1359853949366684E-3" table:formula="msoxl:=B19/$B$13" table:style-name="ce11">
            <text:p>0%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Total</text:p>
          </table:table-cell>
          <table:table-cell office:value-type="float" office:value="16199938" table:formula="msoxl:=SUM(B16:B19)" table:style-name="ce7">
            <text:p>16199938</text:p>
          </table:table-cell>
          <table:table-cell office:value-type="float" office:value="16199938" table:formula="msoxl:=SUM(C16:C19)" table:style-name="ce34">
            <text:p>16.2</text:p>
          </table:table-cell>
          <table:table-cell table:style-name="ce33"/>
          <table:table-cell table:number-columns-repeated="16380"/>
        </table:table-row>
        <table:table-row table:number-rows-repeated="6" table:style-name="ro1">
          <table:table-cell table:number-columns-repeated="16384"/>
        </table:table-row>
        <table:table-row table:number-rows-repeated="6" table:style-name="ro1">
          <table:table-cell table:number-columns-repeated="2" table:style-name="ce1"/>
          <table:table-cell table:style-name="ce49"/>
          <table:table-cell table:number-columns-repeated="16381" table:style-name="ce1"/>
        </table:table-row>
        <table:table-row table:number-rows-repeated="4" table:style-name="ro1">
          <table:table-cell table:number-columns-repeated="2"/>
          <table:table-cell table:style-name="ce49"/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Fig_3" table:style-name="ta1">
        <table:table-column table:style-name="co6" table:default-cell-style-name="ce1"/>
        <table:table-column table:style-name="co7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itle: CERF funding to Pakistan by sector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CERF data. Data downloaded 27 October 2015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xmlns:presentation="urn:oasis:names:tc:opendocument:xmlns:presentation:1.0" draw:z-index="1" draw:id="id2" draw:style-name="a2" draw:name="Chart 2" svg:x="0.5625in" svg:y="0.0625in" svg:width="3.97917in" svg:height="3.25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42">
            <text:p>Sector</text:p>
          </table:table-cell>
          <table:table-cell office:value-type="string" table:style-name="ce43">
            <text:p>Total</text:p>
          </table:table-cell>
          <table:table-cell office:value-type="string" table:style-name="ce12">
            <text:p>US$m</text:p>
          </table:table-cell>
          <table:table-cell table:number-columns-repeated="16381"/>
        </table:table-row>
        <table:table-row table:style-name="ro1">
          <table:table-cell office:value-type="string" table:style-name="ce36">
            <text:p>Shelter and non-food items</text:p>
          </table:table-cell>
          <table:table-cell office:value-type="float" office:value="2794145" table:style-name="ce8">
            <text:p>2794145</text:p>
          </table:table-cell>
          <table:table-cell office:value-type="float" office:value="2794145" table:style-name="ce37">
            <text:p>2.8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Health</text:p>
          </table:table-cell>
          <table:table-cell office:value-type="float" office:value="2696246" table:style-name="ce9">
            <text:p>2696246</text:p>
          </table:table-cell>
          <table:table-cell office:value-type="float" office:value="2696246" table:style-name="ce38">
            <text:p>2.7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Food</text:p>
          </table:table-cell>
          <table:table-cell office:value-type="float" office:value="1500000" table:style-name="ce9">
            <text:p>1500000</text:p>
          </table:table-cell>
          <table:table-cell office:value-type="float" office:value="1500000" table:style-name="ce38">
            <text:p>1.5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Protection/Human Rights/Rule of Law</text:p>
          </table:table-cell>
          <table:table-cell office:value-type="float" office:value="1210070" table:style-name="ce9">
            <text:p>1210070</text:p>
          </table:table-cell>
          <table:table-cell office:value-type="float" office:value="1210070" table:style-name="ce38">
            <text:p>1.2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Health - Nutrition</text:p>
          </table:table-cell>
          <table:table-cell office:value-type="float" office:value="1200000" table:style-name="ce9">
            <text:p>1200000</text:p>
          </table:table-cell>
          <table:table-cell office:value-type="float" office:value="1200000" table:style-name="ce38">
            <text:p>1.2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Water and sanitation</text:p>
          </table:table-cell>
          <table:table-cell office:value-type="float" office:value="1100015" table:style-name="ce9">
            <text:p>1100015</text:p>
          </table:table-cell>
          <table:table-cell office:value-type="float" office:value="1100015" table:style-name="ce38">
            <text:p>1.1</text:p>
          </table:table-cell>
          <table:table-cell table:number-columns-repeated="16381"/>
        </table:table-row>
        <table:table-row table:style-name="ro1">
          <table:table-cell office:value-type="string" table:style-name="ce31">
            <text:p>Education</text:p>
          </table:table-cell>
          <table:table-cell office:value-type="float" office:value="500071" table:style-name="ce9">
            <text:p>500071</text:p>
          </table:table-cell>
          <table:table-cell office:value-type="float" office:value="500071" table:style-name="ce38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39">
            <text:p>Grand Total</text:p>
          </table:table-cell>
          <table:table-cell office:value-type="float" office:value="11000547" table:style-name="ce40">
            <text:p>11000547</text:p>
          </table:table-cell>
          <table:table-cell office:value-type="float" office:value="11000547" table:style-name="ce41">
            <text:p>11.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Fig_4" table:style-name="ta1"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1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Title: CERF and ERF funding to Pakistan, 2011-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. Data downloaded 27 October 2015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Donor</text:p>
          </table:table-cell>
          <table:table-cell office:value-type="float" office:value="2011" table:style-name="ce5">
            <text:p>2011</text:p>
          </table:table-cell>
          <table:table-cell office:value-type="float" office:value="2012" table:style-name="ce25">
            <text:p>2012</text:p>
          </table:table-cell>
          <table:table-cell office:value-type="float" office:value="2013" table:style-name="ce25">
            <text:p>2013</text:p>
          </table:table-cell>
          <table:table-cell office:value-type="float" office:value="2014" table:style-name="ce25">
            <text:p>2014</text:p>
          </table:table-cell>
          <table:table-cell office:value-type="float" office:value="2015" table:style-name="ce26">
            <text:p>2015</text:p>
          </table:table-cell>
          <table:table-cell/>
          <table:table-cell table:style-name="ce1">
            <draw:frame xmlns:presentation="urn:oasis:names:tc:opendocument:xmlns:presentation:1.0" draw:z-index="1" draw:id="id3" draw:style-name="a3" draw:name="Chart 2" svg:x="0.76042in" svg:y="0.08333in" svg:width="5in" svg:height="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">
            <text:p>Central Emergency Response Fund</text:p>
          </table:table-cell>
          <table:table-cell office:value-type="float" office:value="32370901" table:style-name="ce8">
            <text:p>32370901</text:p>
          </table:table-cell>
          <table:table-cell office:value-type="float" office:value="36736840" table:style-name="ce19">
            <text:p>36736840</text:p>
          </table:table-cell>
          <table:table-cell office:value-type="float" office:value="13621935" table:style-name="ce19">
            <text:p>13621935</text:p>
          </table:table-cell>
          <table:table-cell office:value-type="float" office:value="14646325" table:style-name="ce19">
            <text:p>14646325</text:p>
          </table:table-cell>
          <table:table-cell office:value-type="float" office:value="11004250" table:style-name="ce22">
            <text:p>11004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mergency Response Fund</text:p>
          </table:table-cell>
          <table:table-cell office:value-type="float" office:value="18582226" table:style-name="ce9">
            <text:p>18582226</text:p>
          </table:table-cell>
          <table:table-cell office:value-type="float" office:value="1420204" table:style-name="ce20">
            <text:p>1420204</text:p>
          </table:table-cell>
          <table:table-cell office:value-type="float" office:value="13359510" table:style-name="ce20">
            <text:p>13359510</text:p>
          </table:table-cell>
          <table:table-cell office:value-type="float" office:value="8469694" table:style-name="ce20">
            <text:p>8469694</text:p>
          </table:table-cell>
          <table:table-cell office:value-type="float" office:value="4065574" table:style-name="ce23">
            <text:p>4065574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Grand Total</text:p>
          </table:table-cell>
          <table:table-cell office:value-type="float" office:value="50953127" table:style-name="ce10">
            <text:p>50953127</text:p>
          </table:table-cell>
          <table:table-cell office:value-type="float" office:value="38157044" table:style-name="ce21">
            <text:p>38157044</text:p>
          </table:table-cell>
          <table:table-cell office:value-type="float" office:value="26981445" table:style-name="ce21">
            <text:p>26981445</text:p>
          </table:table-cell>
          <table:table-cell office:value-type="float" office:value="23116019" table:style-name="ce21">
            <text:p>23116019</text:p>
          </table:table-cell>
          <table:table-cell office:value-type="float" office:value="15069824" table:style-name="ce24">
            <text:p>1506982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office:value-type="float" office:value="2011" table:style-name="ce5">
            <text:p>2011</text:p>
          </table:table-cell>
          <table:table-cell office:value-type="float" office:value="2012" table:style-name="ce25">
            <text:p>2012</text:p>
          </table:table-cell>
          <table:table-cell office:value-type="float" office:value="2013" table:style-name="ce25">
            <text:p>2013</text:p>
          </table:table-cell>
          <table:table-cell office:value-type="float" office:value="2014" table:style-name="ce25">
            <text:p>2014</text:p>
          </table:table-cell>
          <table:table-cell office:value-type="float" office:value="2015" table:style-name="ce26">
            <text:p>201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entral Emergency Response Fund</text:p>
          </table:table-cell>
          <table:table-cell office:value-type="float" office:value="32.370901000000003" table:formula="msoxl:=B6/1000000" table:style-name="ce50">
            <text:p><text:s/>32.4<text:s/></text:p>
          </table:table-cell>
          <table:table-cell office:value-type="float" office:value="36.736840000000001" table:formula="msoxl:=C6/1000000" table:style-name="ce51">
            <text:p><text:s/>36.7<text:s/></text:p>
          </table:table-cell>
          <table:table-cell office:value-type="float" office:value="13.621935000000001" table:formula="msoxl:=D6/1000000" table:style-name="ce51">
            <text:p><text:s/>13.6<text:s/></text:p>
          </table:table-cell>
          <table:table-cell office:value-type="float" office:value="14.646324999999999" table:formula="msoxl:=E6/1000000" table:style-name="ce51">
            <text:p><text:s/>14.6<text:s/></text:p>
          </table:table-cell>
          <table:table-cell office:value-type="float" office:value="11.004250000000001" table:formula="msoxl:=F6/1000000" table:style-name="ce52">
            <text:p><text:s/>11.0<text:s/>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mergency Response Fund<text:s/></text:p>
          </table:table-cell>
          <table:table-cell office:value-type="float" office:value="18.582225999999999" table:formula="msoxl:=B7/1000000" table:style-name="ce53">
            <text:p><text:s/>18.6<text:s/></text:p>
          </table:table-cell>
          <table:table-cell office:value-type="float" office:value="1.420204" table:formula="msoxl:=C7/1000000" table:style-name="ce48">
            <text:p><text:s/>1.4<text:s/></text:p>
          </table:table-cell>
          <table:table-cell office:value-type="float" office:value="13.35951" table:formula="msoxl:=D7/1000000" table:style-name="ce48">
            <text:p><text:s/>13.4<text:s/></text:p>
          </table:table-cell>
          <table:table-cell office:value-type="float" office:value="8.4696940000000005" table:formula="msoxl:=E7/1000000" table:style-name="ce48">
            <text:p><text:s/>8.5<text:s/></text:p>
          </table:table-cell>
          <table:table-cell office:value-type="float" office:value="4.0655739999999998" table:formula="msoxl:=F7/1000000" table:style-name="ce54">
            <text:p><text:s/>4.1<text:s/>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Grand Total</text:p>
          </table:table-cell>
          <table:table-cell office:value-type="float" office:value="50.953127000000002" table:formula="msoxl:=B8/1000000" table:style-name="ce55">
            <text:p><text:s/>51.0<text:s/></text:p>
          </table:table-cell>
          <table:table-cell office:value-type="float" office:value="38.157043999999999" table:formula="msoxl:=C8/1000000" table:style-name="ce56">
            <text:p><text:s/>38.2<text:s/></text:p>
          </table:table-cell>
          <table:table-cell office:value-type="float" office:value="26.981445000000001" table:formula="msoxl:=D8/1000000" table:style-name="ce56">
            <text:p><text:s/>27.0<text:s/></text:p>
          </table:table-cell>
          <table:table-cell office:value-type="float" office:value="23.116019000000001" table:formula="msoxl:=E8/1000000" table:style-name="ce56">
            <text:p><text:s/>23.1<text:s/></text:p>
          </table:table-cell>
          <table:table-cell office:value-type="float" office:value="15.069824000000001" table:formula="msoxl:=F8/1000000" table:style-name="ce57">
            <text:p><text:s/>15.1<text:s/>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Fig_5" table:style-name="ta1">
        <table:table-column table:style-name="co12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itle: Humanitarian assistance to Pakistan by funding channel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. Data downloaded 27 October 2015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Appealing Agency <text:s/>type</text:p>
          </table:table-cell>
          <table:table-cell office:value-type="string" table:style-name="ce16">
            <text:p>Total</text:p>
          </table:table-cell>
          <table:table-cell office:value-type="string" table:style-name="ce12">
            <text:p>US$m</text:p>
          </table:table-cell>
          <table:table-cell office:value-type="string" table:style-name="ce12">
            <text:p>% of total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N Agencies</text:p>
          </table:table-cell>
          <table:table-cell office:value-type="float" office:value="225135294" table:style-name="ce9">
            <text:p>225135294</text:p>
          </table:table-cell>
          <table:table-cell office:value-type="float" office:value="225135294" table:style-name="ce14">
            <text:p>225.1</text:p>
          </table:table-cell>
          <table:table-cell office:value-type="percentage" office:value="0.80005606692915576" table:formula="msoxl:=B6/$B$12" table:style-name="ce11">
            <text:p>80%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GOs</text:p>
          </table:table-cell>
          <table:table-cell office:value-type="float" office:value="32379958" table:style-name="ce9">
            <text:p>32379958</text:p>
          </table:table-cell>
          <table:table-cell office:value-type="float" office:value="32379958" table:style-name="ce14">
            <text:p>32.4</text:p>
          </table:table-cell>
          <table:table-cell office:value-type="percentage" office:value="0.11506761727377694" table:formula="msoxl:=B7/$B$12" table:style-name="ce11">
            <text:p>12%</text:p>
          </table:table-cell>
          <table:table-cell/>
          <table:table-cell table:style-name="ce1">
            <draw:frame xmlns:presentation="urn:oasis:names:tc:opendocument:xmlns:presentation:1.0" draw:z-index="1" draw:id="id4" draw:style-name="a4" draw:name="Chart 3" svg:x="0in" svg:y="0.15625in" svg:width="5in" svg:height="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Other</text:p>
          </table:table-cell>
          <table:table-cell office:value-type="float" office:value="14233525" table:style-name="ce9">
            <text:p>14233525</text:p>
          </table:table-cell>
          <table:table-cell office:value-type="float" office:value="14233525" table:style-name="ce14">
            <text:p>14.2</text:p>
          </table:table-cell>
          <table:table-cell office:value-type="percentage" office:value="5.0581220863743434E-2" table:formula="msoxl:=B8/$B$12" table:style-name="ce11">
            <text:p>5%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ed Cross / Red Crescent</text:p>
          </table:table-cell>
          <table:table-cell office:value-type="float" office:value="8246627" table:style-name="ce9">
            <text:p>8246627</text:p>
          </table:table-cell>
          <table:table-cell office:value-type="float" office:value="8246627" table:style-name="ce14">
            <text:p>8.2</text:p>
          </table:table-cell>
          <table:table-cell office:value-type="percentage" office:value="2.9305773634283137E-2" table:formula="msoxl:=B9/$B$12" table:style-name="ce11">
            <text:p>3%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ivate Orgs. &amp; Foundations</text:p>
          </table:table-cell>
          <table:table-cell office:value-type="float" office:value="1241792" table:style-name="ce9">
            <text:p>1241792</text:p>
          </table:table-cell>
          <table:table-cell office:value-type="float" office:value="1241792" table:style-name="ce14">
            <text:p>1.2</text:p>
          </table:table-cell>
          <table:table-cell office:value-type="percentage" office:value="4.4129163660322854E-3" table:formula="msoxl:=B10/$B$12" table:style-name="ce35">
            <text:p>0.4%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vernment</text:p>
          </table:table-cell>
          <table:table-cell office:value-type="float" office:value="162200" table:style-name="ce9">
            <text:p>162200</text:p>
          </table:table-cell>
          <table:table-cell office:value-type="float" office:value="162200" table:style-name="ce14">
            <text:p>0.2</text:p>
          </table:table-cell>
          <table:table-cell office:value-type="percentage" office:value="5.7640493300845606E-4" table:formula="msoxl:=B11/$B$12" table:style-name="ce35">
            <text:p>0.1%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rand Total</text:p>
          </table:table-cell>
          <table:table-cell office:value-type="float" office:value="281399396" table:style-name="ce10">
            <text:p>281399396</text:p>
          </table:table-cell>
          <table:table-cell office:value-type="float" office:value="281399396" table:style-name="ce15">
            <text:p>281.4</text:p>
          </table:table-cell>
          <table:table-cell table:style-name="ce17"/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Fig_6" table:style-name="ta1">
        <table:table-column table:style-name="co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Title: Humanitarian funding to Pakistan, 2011-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. Data downloaded 27 October 2015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2">
            <text:p>Year</text:p>
          </table:table-cell>
          <table:table-cell office:value-type="string" table:style-name="ce12">
            <text:p>US$</text:p>
          </table:table-cell>
          <table:table-cell office:value-type="string" table:style-name="ce12">
            <text:p>US$m</text:p>
          </table:table-cell>
          <table:table-cell table:number-columns-repeated="16381"/>
        </table:table-row>
        <table:table-row table:style-name="ro1">
          <table:table-cell office:value-type="float" office:value="2011" table:style-name="ce7">
            <text:p>2011</text:p>
          </table:table-cell>
          <table:table-cell office:value-type="float" office:value="488477970" table:style-name="ce64">
            <text:p>488477970</text:p>
          </table:table-cell>
          <table:table-cell office:value-type="float" office:value="488.47797000000003" table:formula="msoxl:=B6/1000000" table:style-name="ce65">
            <text:p><text:s/>488.5<text:s/></text:p>
          </table:table-cell>
          <table:table-cell table:number-columns-repeated="16381"/>
        </table:table-row>
        <table:table-row table:style-name="ro1">
          <table:table-cell office:value-type="float" office:value="2012" table:style-name="ce7">
            <text:p>2012</text:p>
          </table:table-cell>
          <table:table-cell office:value-type="float" office:value="468444523" table:style-name="ce64">
            <text:p>468444523</text:p>
          </table:table-cell>
          <table:table-cell office:value-type="float" office:value="468.444523" table:formula="msoxl:=B7/1000000" table:style-name="ce65">
            <text:p><text:s/>468.4<text:s/></text:p>
          </table:table-cell>
          <table:table-cell table:number-columns-repeated="3"/>
          <table:table-cell table:style-name="ce1">
            <draw:frame xmlns:presentation="urn:oasis:names:tc:opendocument:xmlns:presentation:1.0" draw:z-index="1" draw:id="id5" draw:style-name="a5" draw:name="Chart 1" svg:x="0.4375in" svg:y="0.15625in" svg:width="5in" svg:height="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013" table:style-name="ce7">
            <text:p>2013</text:p>
          </table:table-cell>
          <table:table-cell office:value-type="float" office:value="276808873" table:style-name="ce64">
            <text:p>276808873</text:p>
          </table:table-cell>
          <table:table-cell office:value-type="float" office:value="276.80887300000001" table:formula="msoxl:=B8/1000000" table:style-name="ce65">
            <text:p><text:s/>276.8<text:s/></text:p>
          </table:table-cell>
          <table:table-cell table:number-columns-repeated="16381"/>
        </table:table-row>
        <table:table-row table:style-name="ro1">
          <table:table-cell office:value-type="float" office:value="2014" table:style-name="ce7">
            <text:p>2014</text:p>
          </table:table-cell>
          <table:table-cell office:value-type="float" office:value="297310773" table:style-name="ce64">
            <text:p>297310773</text:p>
          </table:table-cell>
          <table:table-cell office:value-type="float" office:value="297.31077299999998" table:formula="msoxl:=B9/1000000" table:style-name="ce65">
            <text:p><text:s/>297.3<text:s/></text:p>
          </table:table-cell>
          <table:table-cell table:number-columns-repeated="16381"/>
        </table:table-row>
        <table:table-row table:style-name="ro1">
          <table:table-cell office:value-type="float" office:value="2015" table:style-name="ce7">
            <text:p>2015</text:p>
          </table:table-cell>
          <table:table-cell office:value-type="float" office:value="281399396" table:style-name="ce64">
            <text:p>281399396</text:p>
          </table:table-cell>
          <table:table-cell office:value-type="float" office:value="281.39939600000002" table:formula="msoxl:=B10/1000000" table:style-name="ce65">
            <text:p><text:s/>281.4<text:s/>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Grand Total</text:p>
          </table:table-cell>
          <table:table-cell office:value-type="float" office:value="1812441535" table:style-name="ce64">
            <text:p>1812441535</text:p>
          </table:table-cell>
          <table:table-cell office:value-type="float" office:value="1812.4415349999999" table:formula="msoxl:=B11/1000000" table:style-name="ce65">
            <text:p><text:s/>1,812.4<text:s/></text:p>
          </table:table-cell>
          <table:table-cell table:number-columns-repeated="16381"/>
        </table:table-row>
        <table:table-row table:number-rows-repeated="14" table:style-name="ro1">
          <table:table-cell table:number-columns-repeated="16384"/>
        </table:table-row>
        <table:table-row table:number-rows-repeated="5" table:style-name="ro1">
          <table:table-cell table:number-columns-repeated="4"/>
          <table:table-cell table:style-name="ce48"/>
          <table:table-cell table:number-columns-repeated="16379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62">
      <number:number number:decimal-places="1" number:min-integer-digits="1" number:grouping="true" number:display-factor="1000000"/>
    </number:number-style>
    <number:percentage-style style:name="N63">
      <number:number number:decimal-places="1" number:min-integer-digits="1"/>
      <number:text>%</number:text>
    </number:percentage-style>
    <number:number-style style:name="N68P0">
      <number:text> </number:text>
      <number:number number:decimal-places="1" number:min-integer-digits="1" number:grouping="true"/>
      <number:text> </number:text>
    </number:number-style>
    <number:number-style style:name="N68P1">
      <number:text>-</number:text>
      <number:number number:decimal-places="1" number:min-integer-digits="1" number:grouping="true"/>
      <number:text> </number:text>
    </number:number-style>
    <number:number-style style:name="N6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8">
      <number:text> </number:text>
      <number:text-content/>
      <number:text> </number:text>
      <style:map style:condition="value()&gt;0" style:apply-style-name="N68P0"/>
      <style:map style:condition="value()&lt;0" style:apply-style-name="N68P1"/>
      <style:map style:condition="value()=0" style:apply-style-name="N68P2"/>
    </number:text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5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beckyc</dc:creator>
    <meta:creation-date>2006-11-14T14:07:21Z</meta:creation-date>
    <dc:date>2015-10-30T10:30:29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7.25pt" svg:width="436.5pt" chart:style-name="Crt0">
        <chart:plot-area svg:x="6.406614173228346pt" svg:y="26.25448818897638pt" svg:width="427.5071653543307pt" svg:height="191.793937007874pt"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title svg:x="210.0443307086614pt" svg:y="5.049448818897637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US</text:p>
            </table:table-cell>
            <table:table-cell office:value-type="float" office:value="78.159701999999996"/>
          </table:table-row>
          <table:table-row>
            <table:table-cell office:value-type="string">
              <text:p>ECHO</text:p>
            </table:table-cell>
            <table:table-cell office:value-type="float" office:value="29.786640999999999"/>
          </table:table-row>
          <table:table-row>
            <table:table-cell office:value-type="string">
              <text:p>Japan</text:p>
            </table:table-cell>
            <table:table-cell office:value-type="float" office:value="18.873196"/>
          </table:table-row>
          <table:table-row>
            <table:table-cell office:value-type="string">
              <text:p>UK</text:p>
            </table:table-cell>
            <table:table-cell office:value-type="float" office:value="14.192373"/>
          </table:table-row>
          <table:table-row>
            <table:table-cell office:value-type="string">
              <text:p>Germany</text:p>
            </table:table-cell>
            <table:table-cell office:value-type="float" office:value="12.70960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94.0pt" svg:width="298.5pt" chart:style-name="Crt0">
        <chart:plot-area svg:x="49.20661417322835pt" svg:y="45.9144094488189pt" svg:width="249.2933858267716pt" svg:height="229.2013385826771pt" chart:style-name="Plt0">
          <chart:axis chart:dimension="x">
            <chart:categories table:cell-range-address="Fig_2.$A$6:.$A$12"/>
          </chart:axis>
          <chart:axis chart:dimension="y"/>
          <chart:series chart:values-cell-range-address="Fig_2.$C$6:.$C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34.0pt" svg:width="286.5pt" chart:style-name="Crt0">
        <chart:plot-area svg:x="68.87496062992126pt" svg:y="31.62496062992126pt" svg:width="182.7500787401575pt" svg:height="182.7500787401575pt" chart:style-name="Plt0">
          <chart:axis chart:dimension="x">
            <chart:categories table:cell-range-address="Fig_3.$A$6:.$A$12"/>
          </chart:axis>
          <chart:axis chart:dimension="y"/>
          <chart:series chart:values-cell-range-address="Fig_3.$C$6:.$C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778in" style:font-size-asian="0.12778in" style:font-size-complex="0.1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bottom" chart:legend-align="center" chart:style-name="Lgnd"/>
        <chart:plot-area svg:x="25.58417322834646pt" svg:y="4.39748031496063pt" svg:width="322.4158267716535pt" svg:height="182.9041732283465pt" chart:style-name="Plt0">
          <chart:axis chart:dimension="x" chart:name="primary-x" chart:style-name="Axs0">
            <chart:categories table:cell-range-address="Fig_4.$B$10:.$F$10"/>
          </chart:axis>
          <chart:axis chart:dimension="y" chart:name="primary-y" chart:style-name="Axs1">
            <chart:title svg:x="6.0pt" svg:y="72.34897637795275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4.$A$11" chart:values-cell-range-address="Fig_4.$B$11:.$F$11" chart:class="chart:bar" chart:attached-axis="primary-y" chart:style-name="G0S0">
            <chart:data-point chart:repeated="5"/>
          </chart:series>
          <chart:series chart:label-cell-address="Fig_4.$A$12" chart:values-cell-range-address="Fig_4.$B$12:.$F$12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_5.$A$6:.$A$11"/>
          </chart:axis>
          <chart:axis chart:dimension="y"/>
          <chart:series chart:values-cell-range-address="Fig_5.$C$6:.$C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4">
      <style:graphic-properties draw:fill="solid" draw:fill-color="#7030a0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svg:x="25.76417322834646pt" svg:y="4.39748031496063pt" svg:width="322.2358267716535pt" svg:height="205.4041732283465pt" chart:style-name="Plt0">
          <chart:axis chart:dimension="x" chart:name="primary-x" chart:style-name="Axs0">
            <chart:categories table:cell-range-address="Fig_6.$A$6:.$A$10"/>
          </chart:axis>
          <chart:axis chart:dimension="y" chart:name="primary-y" chart:style-name="Axs1">
            <chart:title svg:x="3.0pt" svg:y="77.38543307086614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6.$C$6:.$C$10" chart:class="chart:bar" chart:attached-axis="primary-y" chart:style-name="G0S0">
            <chart:data-point chart:repeated="4"/>
            <chart:data-point chart:style-name="G0S0P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